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position="0% 100%" style:text-underline-style="none" fo:font-weight="bold" officeooo:rsid="00373677" officeooo:paragraph-rsid="001ffbe0" style:font-weight-asian="bold" style:font-weight-complex="bold"/>
    </style:style>
    <style:style style:name="P2" style:family="paragraph" style:parent-style-name="Heading_20_2">
      <style:paragraph-properties fo:text-align="center" style:justify-single-word="false"/>
      <style:text-properties officeooo:paragraph-rsid="001ffbe0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tyle="italic" officeooo:rsid="000f1720" officeooo:paragraph-rsid="001ffbe0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tyle="italic" officeooo:rsid="000d6430" officeooo:paragraph-rsid="001ffbe0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style="italic" officeooo:rsid="000885f5" officeooo:paragraph-rsid="001ffbe0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rsid="0003bd09" officeooo:paragraph-rsid="001ffbe0"/>
    </style:style>
    <style:style style:name="P7" style:family="paragraph" style:parent-style-name="Standard">
      <style:paragraph-properties fo:text-align="justify" style:justify-single-word="false"/>
      <style:text-properties officeooo:rsid="00380357" officeooo:paragraph-rsid="001ffbe0"/>
    </style:style>
    <style:style style:name="P8" style:family="paragraph" style:parent-style-name="Standard">
      <style:paragraph-properties fo:text-align="justify" style:justify-single-word="false"/>
      <style:text-properties officeooo:rsid="00051fc1" officeooo:paragraph-rsid="001ffbe0"/>
    </style:style>
    <style:style style:name="P9" style:family="paragraph" style:parent-style-name="Standard">
      <style:paragraph-properties fo:text-align="justify" style:justify-single-word="false"/>
      <style:text-properties officeooo:rsid="00062c57" officeooo:paragraph-rsid="001ffbe0"/>
    </style:style>
    <style:style style:name="P10" style:family="paragraph" style:parent-style-name="Standard">
      <style:paragraph-properties fo:text-align="justify" style:justify-single-word="false"/>
      <style:text-properties officeooo:rsid="02982502" officeooo:paragraph-rsid="001ffbe0"/>
    </style:style>
    <style:style style:name="P11" style:family="paragraph" style:parent-style-name="Standard">
      <style:paragraph-properties fo:text-align="justify" style:justify-single-word="false"/>
      <style:text-properties officeooo:rsid="00077663" officeooo:paragraph-rsid="001ffbe0"/>
    </style:style>
    <style:style style:name="P12" style:family="paragraph" style:parent-style-name="Standard">
      <style:paragraph-properties fo:text-align="justify" style:justify-single-word="false"/>
      <style:text-properties officeooo:rsid="000885f5" officeooo:paragraph-rsid="001ffbe0"/>
    </style:style>
    <style:style style:name="P13" style:family="paragraph" style:parent-style-name="Standard">
      <style:paragraph-properties fo:text-align="justify" style:justify-single-word="false"/>
      <style:text-properties officeooo:rsid="000a19e9" officeooo:paragraph-rsid="001ffbe0"/>
    </style:style>
    <style:style style:name="P14" style:family="paragraph" style:parent-style-name="Standard">
      <style:paragraph-properties fo:text-align="justify" style:justify-single-word="false"/>
      <style:text-properties officeooo:rsid="029676c1" officeooo:paragraph-rsid="001ffbe0"/>
    </style:style>
    <style:style style:name="P15" style:family="paragraph" style:parent-style-name="Standard">
      <style:paragraph-properties fo:text-align="justify" style:justify-single-word="false"/>
      <style:text-properties officeooo:rsid="000bd2a7" officeooo:paragraph-rsid="001ffbe0"/>
    </style:style>
    <style:style style:name="P16" style:family="paragraph" style:parent-style-name="Standard">
      <style:paragraph-properties fo:text-align="justify" style:justify-single-word="false"/>
      <style:text-properties officeooo:rsid="000d6430" officeooo:paragraph-rsid="001ffbe0"/>
    </style:style>
    <style:style style:name="T1" style:family="text">
      <style:text-properties officeooo:rsid="029de741"/>
    </style:style>
    <style:style style:name="T2" style:family="text">
      <style:text-properties officeooo:rsid="008cde71"/>
    </style:style>
    <style:style style:name="T3" style:family="text">
      <style:text-properties officeooo:rsid="001cb5f8"/>
    </style:style>
    <style:style style:name="T4" style:family="text">
      <style:text-properties officeooo:rsid="007e6f0d"/>
    </style:style>
    <style:style style:name="T5" style:family="text">
      <style:text-properties style:text-position="0% 100%" style:text-underline-style="none" fo:font-weight="bold" officeooo:rsid="00373677" style:font-weight-asian="bold" style:font-weight-complex="bold"/>
    </style:style>
    <style:style style:name="T6" style:family="text">
      <style:text-properties style:text-position="0% 100%" style:font-name="DoloresCyr" officeooo:rsid="0038d5ce"/>
    </style:style>
    <style:style style:name="T7" style:family="text">
      <style:text-properties officeooo:rsid="007e98de"/>
    </style:style>
    <style:style style:name="T8" style:family="text">
      <style:text-properties officeooo:rsid="0299f012"/>
    </style:style>
    <style:style style:name="T9" style:family="text">
      <style:text-properties officeooo:rsid="029bb045"/>
    </style:style>
    <style:style style:name="T10" style:family="text">
      <style:text-properties officeooo:rsid="007b71f1"/>
    </style:style>
    <style:style style:name="T11" style:family="text">
      <style:text-properties fo:font-weight="normal" officeooo:rsid="029bb045" style:font-weight-asian="normal" style:font-weight-complex="normal"/>
    </style:style>
    <style:style style:name="T12" style:family="text">
      <style:text-properties officeooo:rsid="00051fc1"/>
    </style:style>
    <style:style style:name="T13" style:family="text">
      <style:text-properties officeooo:rsid="02982502"/>
    </style:style>
    <style:style style:name="T14" style:family="text">
      <style:text-properties officeooo:rsid="00077663"/>
    </style:style>
    <style:style style:name="T15" style:family="text">
      <style:text-properties officeooo:rsid="007b7b7c"/>
    </style:style>
    <style:style style:name="T16" style:family="text">
      <style:text-properties officeooo:rsid="029927cb"/>
    </style:style>
    <style:style style:name="T17" style:family="text">
      <style:text-properties officeooo:rsid="0082d5ff"/>
    </style:style>
    <style:style style:name="T18" style:family="text">
      <style:text-properties officeooo:rsid="029c04b2"/>
    </style:style>
    <style:style style:name="T19" style:family="text">
      <style:text-properties officeooo:rsid="000bd2a7"/>
    </style:style>
    <style:style style:name="T20" style:family="text">
      <style:text-properties officeooo:rsid="007dbd26"/>
    </style:style>
    <style:style style:name="T21" style:family="text">
      <style:text-properties officeooo:rsid="007cd22c"/>
    </style:style>
    <style:style style:name="T22" style:family="text">
      <style:text-properties officeooo:rsid="029c4ba0"/>
    </style:style>
    <style:style style:name="T23" style:family="text">
      <style:text-properties officeooo:rsid="007dece6"/>
    </style:style>
    <style:style style:name="T24" style:family="text">
      <style:text-properties officeooo:rsid="007dd391"/>
    </style:style>
    <style:style style:name="T25" style:family="text">
      <style:text-properties officeooo:rsid="029ce231"/>
    </style:style>
    <style:style style:name="T26" style:family="text">
      <style:text-properties officeooo:rsid="000c2470"/>
    </style:style>
    <style:style style:name="T27" style:family="text">
      <style:text-properties officeooo:rsid="007ee2ce"/>
    </style:style>
    <style:style style:name="T28" style:family="text">
      <style:text-properties officeooo:rsid="00800d97"/>
    </style:style>
    <style:style style:name="T29" style:family="text">
      <style:text-properties officeooo:rsid="007e256b"/>
    </style:style>
    <style:style style:name="T30" style:family="text">
      <style:text-properties officeooo:rsid="029ce9a0"/>
    </style:style>
    <style:style style:name="T31" style:family="text">
      <style:text-properties officeooo:rsid="007ff989"/>
    </style:style>
    <style:style style:name="T32" style:family="text">
      <style:text-properties officeooo:rsid="00324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5">*** <text:s text:c="2"/></text:span><text:bookmark-start text:name="письмена на бересте"/><text:span text:style-name="T6">письмена на бересте</text:span><text:bookmark-end text:name="письмена на бересте"/><text:span text:style-name="T5"> <text:s text:c="2"/>***</text:span></text:h>
      <text:p text:style-name="P1"/>
      <text:p text:style-name="P6">Варанда...</text:p>
      <text:p text:style-name="P6">Набор звуков...</text:p>
      <text:p text:style-name="P6">Да и сама она отсюда только слышится.</text:p>
      <text:p text:style-name="P6">Журчит нестройным гулом, бугрится струями, <text:span text:style-name="T7">упираясь в</text:span> тупые лбы, или <text:span text:style-name="T8">в </text:span>макушки валунов и — плещет дальше: из века в век; постукивая — <text:s/>ни в такт, ни в лад — <text:s/>на перекатах галькой...</text:p>
      <text:p text:style-name="P7">И давно это с ней?</text:p>
      <text:p text:style-name="P7">Для тебя — всегда.</text:p>
      <text:p text:style-name="P7">Народы пришли — народы ушли, как говорил своим верблюдам великий и мудрый Абу-Лала, а она <text:span text:style-name="T8">всё </text:span>течёт себе как <text:span text:style-name="T8">и </text:span>текла... </text:p>
      <text:p text:style-name="P7">Горные реки не меняют русла, разве что только названия. Охотники каменного века её <text:span text:style-name="T7">наверняка иначе</text:span> звали. <text:span text:style-name="T7">Всё течёт, всё изменяется, даже наименования...</text:span></text:p>
      <text:p text:style-name="P7"><text:span text:style-name="T9">А,</text:span> с учётом текучести забредающих на её берега кадров, <text:span text:style-name="T7">ещё вопрос</text:span> кто <text:span text:style-name="T10">круче</text:span> изменяется.</text:p>
      <text:p text:style-name="P6"><text:span text:style-name="T11">И</text:span> я у неё не первый <text:span text:style-name="T9">тут, </text:span>на берегу, и не последний...</text:p>
      <text:p text:style-name="P6"/>
      <text:p text:style-name="P6"><text:span text:style-name="T10">Но</text:span> что оно такое — этот я?</text:p>
      <text:p text:style-name="P6">Та<text:span text:style-name="T9">кая</text:span> же струя, <text:span text:style-name="T10">лишь</text:span> обезвожено расплющенная о данный миг.</text:p>
      <text:p text:style-name="P8">Распят на <text:span text:style-name="T9">джойсовой</text:span> дыре, через которую будущее валом валит в прошлое.</text:p>
      <text:p text:style-name="P8">Эстафетный трубопровод от сопливого несмышлёныша к бессильно гневливому старикашке, между которыми общего — всего лишь <text:span text:style-name="T9">слово</text:span> «я».</text:p>
      <text:p text:style-name="P9">Ну, и, конечно, в промежутке <text:span text:style-name="T12">—</text:span> я, застигнутый текущим мигом на берегу Варанды.</text:p>
      <text:p text:style-name="P9"><text:tab/><text:tab/><text:tab/>O, water! We be of one blood — thou and me!..</text:p>
      <text:p text:style-name="P9">Н<text:span text:style-name="T13">у</text:span>, <text:span text:style-name="T13">и что это вот только что было? Выпендрёж начитанным багажом? Сильно умный, да?</text:span></text:p>
      <text:p text:style-name="P10">Так сегодня английским лишь ленивый не осилит шпрехать. </text:p>
      <text:p text:style-name="P9"><text:span text:style-name="T13">Вот и не вымахуйся тут дежурными цитатами —</text:span> <text:span text:style-name="T14">они абсолютно пóфиг времени, застывшему вокруг этой палатки, а сумеркам по ту сторону нейлонотканной стенки ещё ползти и ползти до густой темени ночи.</text:span></text:p>
      <text:p text:style-name="P9"/>
      <text:p text:style-name="P11">Вот и за<text:span text:style-name="T15">нялся бы</text:span>, лучше, делом — всё равно ведь сна ни в одном глазу — <text:span text:style-name="T16">возьми-ка да </text:span>сложи письмо обещанное дочери. <text:span text:style-name="T16">Обещал же</text:span>...</text:p>
      <text:p text:style-name="P11"><text:span text:style-name="T16">И, пожалуйста, поменьше</text:span> пуст<text:span text:style-name="T9">ы</text:span>х растеканий мыслию по древу...</text:p>
      <text:p text:style-name="P11"/>
      <text:p text:style-name="P11"/>
      <text:p text:style-name="P11"/>
      <text:p text:style-name="P12">Здравствуй, Лиляна.</text:p>
      <text:p text:style-name="P12"/>
      <text:p text:style-name="P5">(...куда милозвучнее, чем Варанда, а?..</text:p>
      <text:p text:style-name="P5"><text:s text:c="2"/>...<text:span text:style-name="T8">лучше — </text:span>заткнись и дело делай...)</text:p>
      <text:p text:style-name="P12"/>
      <text:p text:style-name="P12">Вот и пишу обещанное тебе при нашей встрече письмо.</text:p>
      <text:p text:style-name="P12">Зачем? Объяснить — оправдаться?</text:p>
      <text:p text:style-name="P12">Объяснить можно что угодно — переделать нельзя.</text:p>
      <text:p text:style-name="P12">Но слово дадено, надо исполнять.</text:p>
      <text:p text:style-name="P12"/>
      <text:p text:style-name="P12">Как ни кололо меня твоё «выканье», как ни отхлёстывало величанье по отчеству, я всё терпел и понимал, что невозможно <text:span text:style-name="T9">сразу </text:span>назвать «папой» незнакомца, отысканного в недрах интернета, <text:span text:style-name="T9">совсем не</text:span> похожего на ухаря <text:span text:style-name="T7">с фотографии </text:span>в мамином альбоме.</text:p>
      <text:p text:style-name="P12">Непонятный морщинистый мужик с бородой... </text:p>
      <text:p text:style-name="P12"><text:soft-page-break/>Разве о таком папе ты мечтала с самого детства?</text:p>
      <text:p text:style-name="P12">Так что и наше прощальное объятие на вокзале стерпела (женщине под тридцать не <text:span text:style-name="T9">слишком-то </text:span>и сложно), но и — только. </text:p>
      <text:p text:style-name="P13">Лёд трещины не дал, сады не расцвели и не наполнились <text:span text:style-name="T17">весёлыми </text:span>трелями дроздов, <text:span text:style-name="T17">синиц</text:span> и <text:span text:style-name="T9">прочих птичиц</text:span> <text:span text:style-name="T15">под </text:span>ликующи<text:span text:style-name="T17">е</text:span> <text:span text:style-name="T15">фанфары хэппи-энда</text:span>.</text:p>
      <text:p text:style-name="P13"/>
      <text:p text:style-name="P13"><text:span text:style-name="T9">А вот </text:span>мне, как всегда, везёт, <text:span text:style-name="T18">ведь</text:span> тебя в моей жизни <text:s/><text:span text:style-name="T15">куда</text:span> больше <text:span text:style-name="T19">было</text:span>, чем меня <text:span text:style-name="T19">в твоей</text:span>.</text:p>
      <text:p text:style-name="P14"><text:s/></text:p>
      <text:p text:style-name="P15">Помню, как ты пнула меня в нос пяткой, проворачиваясь в животе своей матери.</text:p>
      <text:p text:style-name="P15"><text:span text:style-name="T18">Или, к</text:span>ак в <text:span text:style-name="T20">плотном</text:span> стерильном коконе <text:span text:style-name="T21">я</text:span> нёс тебя из роддома.</text:p>
      <text:p text:style-name="P15"><text:span text:style-name="T18">А</text:span> в ясельном хороводе вокруг новогодней ёлки ты была <text:span text:style-name="T18">самой </text:span>красив<text:span text:style-name="T18">ой</text:span>, в гладкой стрижке пепельных волос, <text:span text:style-name="T7">в </text:span>чёрном жилетике, красных колготках и <text:span text:style-name="T22">в </text:span>маленьких чёрных валеночках. </text:p>
      <text:p text:style-name="P15">И <text:span text:style-name="T22">помню, что</text:span>, приезжая на выходные, <text:span text:style-name="T23">я водил</text:span> тебя <text:span text:style-name="T22">в безлюдный детсад, кататься </text:span>на железных качелях и <text:span text:style-name="T24">они</text:span> вскрикивали <text:span text:style-name="T22">ржавым</text:span> надрывающим душу стоном над опавшими листьями игровой площадки.</text:p>
      <text:p text:style-name="P15">Потому что я был уик-эндный папа.</text:p>
      <text:p text:style-name="P15">Пахал на стройках <text:span text:style-name="T25">в </text:span>соседней области, чтоб<text:span text:style-name="T25">ы</text:span> получить квартиру от СМП-615 и зажить своим домком, <text:span text:style-name="T25">своим</text:span> ладком.</text:p>
      <text:p text:style-name="P15">А в один из приездов, <text:span text:style-name="T26">лёжа в узкой, как коридор, спальне, которую тёща и тесть выделили нашей молодой семье в своей 3-х комнатной квартире, выслушал я рассказ моей любимой <text:s/>молодой жены, как на неделе кто-то из знакомых позвал её кататься на его «волге» и увёз далеко за город, аж в Заячьи Сосны. Откупорил бутылку шампанского под негромкую музычку радио в приборной доске, а она отпила и грустно сказала: «Отвези меня обратно, пожалуйста.»</text:span></text:p>
      <text:p text:style-name="P16">И он безропотно завёл мотор.</text:p>
      <text:p text:style-name="P16">Жена закончила шепотливую повесть о супружеской верности, а я лежал навзничь, придавленный стенами спальни, где в дальнем углу посапывала ты в <text:s/>зарешечённой кроватке, и сердце <text:span text:style-name="T25">у меня</text:span> <text:span text:style-name="T17">настолько</text:span> стиснулось, что об<text:span text:style-name="T23">ернулось камнем</text:span>, <text:s/>и <text:span text:style-name="T27"><text:s/>я порадовался </text:span><text:s/>темно<text:span text:style-name="T23">те</text:span> <text:span text:style-name="T27">вокруг</text:span>, <text:span text:style-name="T25">когда холодная </text:span>слез<text:span text:style-name="T27">инка</text:span> вдруг выкатилась из уголка глаза <text:span text:style-name="T23">и</text:span> <text:span text:style-name="T25">молча</text:span> сползла по виску, и затерялась <text:span text:style-name="T25">среди</text:span> корней волос.</text:p>
      <text:p text:style-name="P16">Последняя слеза <text:span text:style-name="T23">в </text:span>моей жизни.</text:p>
      <text:p text:style-name="P16">Позднее, намеченным ею путём пролегли морщины, но слёз уже не было никогда, ни в одном <text:span text:style-name="T28">глазу, ни в каком </text:span>направлении. Кроме тех, что выж<text:span text:style-name="T25">имаются</text:span> ветрами, но такие не в счёт.</text:p>
      <text:p text:style-name="P16"/>
      <text:p text:style-name="P4"><text:span text:style-name="T29">(...о</text:span>б чём кручинишься, болезный?</text:p>
      <text:p text:style-name="P4">Р<text:span text:style-name="T30">азвалились</text:span> надежды <text:span text:style-name="T27">и, рухнув,</text:span> расплющи<text:span text:style-name="T27">ли</text:span> бедолагу на наковальне окаменелого сердца?</text:p>
      <text:p text:style-name="P4">Простые истины неоспоримы, неизбежны.</text:p>
      <text:p text:style-name="P4"><text:span text:style-name="T30">Т</text:span>рудовые подвиги <text:span text:style-name="T30">и </text:span>«пахот<text:span text:style-name="T30">а</text:span>» на стройке, <text:span text:style-name="T30">даже </text:span>с обморожениями кожного покрова, не <text:span text:style-name="T30">снимут</text:span> неизбежно<text:span text:style-name="T30">сти</text:span> неотменимого следующего раза, <text:span text:style-name="T30">не предотвратят, и</text:span> она <text:span text:style-name="T30">уже </text:span>не скажет «не надо», а начнёт приспосабливаться к особенностям <text:span text:style-name="T30">интерьера в </text:span>салон<text:span text:style-name="T30">е</text:span> автомобиля.</text:p>
      <text:p text:style-name="P3">Верно подмечено: воспоминанье о минувшем счастьи не приносит радости, а вспомнишь горе и — боль тут как тут.</text:p>
      <text:p text:style-name="P3">Даже <text:span text:style-name="T27">и здесь,</text:span> на берегу Варанды, за тысячи километров от тесной спальни, за миллионы запечатлённых мигов, передающих друг другу эстафетную палочку — «я»...</text:p>
      <text:p text:style-name="P3"><text:span text:style-name="T30">И</text:span> я тебе так скажу, любезный «я», лечиться надо тем же, от чего занемог.</text:p>
      <text:p text:style-name="P3">Простая истина тебя пришибла?</text:p>
      <text:p text:style-name="P3">Вы<text:span text:style-name="T29">шиби</text:span> её не менее прост<text:span text:style-name="T29">ым</text:span> клином.</text:p>
      <text:p text:style-name="P3">Мысли шире. Переходи от «я» к «мы».</text:p>
      <text:p text:style-name="P3">Мы кто такие?</text:p>
      <text:p text:style-name="P3">Припудренное, подбритое и всячески, по<text:span text:style-name="T30">д диктовку</text:span> <text:span text:style-name="T31">текущей </text:span>мод<text:span text:style-name="T30">ы</text:span>, обухоженное <text:s/>стадо приматов. </text:p>
      <text:p text:style-name="P3"><text:soft-page-break/><text:span text:style-name="T30">А в стаде</text:span>, как ни <text:span text:style-name="T4">крутись</text:span>, <text:span text:style-name="T30">приходится</text:span> жить по его <text:span text:style-name="T30">правилам</text:span>, неоспоримо непреложным, как закон гравитации. </text:p>
      <text:p text:style-name="P3">Незнание закона не освобождает от неизбежности его исполнения.</text:p>
      <text:p text:style-name="P3"><text:span text:style-name="T30">Теперь у</text:span>тешься этой простой истиной, <text:span text:style-name="T30">утрись</text:span> и жди — авось рассосётся тягостное мозженье в яйцах.</text:p>
      <text:p text:style-name="P3">...<text:span text:style-name="T30">о</text:span>днако, <text:span text:style-name="T32">что-то меня заносит, </text:span>при дамах об <text:span text:style-name="T4">таком</text:span> не принято...</text:p>
      <text:p text:style-name="P3">Начну-ка <text:span text:style-name="T1">я</text:span>, <text:span text:style-name="T2">лучше,</text:span> <text:span text:style-name="T3">заново</text:span>...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18:37:51.023331377</meta:creation-date>
    <dc:date>2017-02-27T18:38:18.256727641</dc:date>
    <dc:creator>sehrguey </dc:creator>
    <meta:editing-duration>PT27S</meta:editing-duration>
    <meta:editing-cycles>1</meta:editing-cycles>
    <meta:document-statistic meta:table-count="0" meta:image-count="0" meta:object-count="0" meta:page-count="3" meta:paragraph-count="64" meta:word-count="868" meta:character-count="5563" meta:non-whitespace-character-count="4713"/>
    <meta:generator>LibreOffice/4.3.3.2$Linux_x86 LibreOffice_project/430m0$Build-2</meta:generator>
  </office:meta>
</office:document-meta>
</file>